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b18d" officeooo:paragraph-rsid="0011b18d"/>
    </style:style>
    <style:style style:name="P2" style:family="paragraph" style:parent-style-name="Standard">
      <style:text-properties style:font-name="Times New Roman" fo:font-weight="bold" officeooo:paragraph-rsid="0011b18d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11b18d" officeooo:paragraph-rsid="0011b18d" style:font-weight-asian="bold" style:font-weight-complex="bold"/>
    </style:style>
    <style:style style:name="P4" style:family="paragraph" style:parent-style-name="Standard">
      <style:text-properties style:font-name="Times New Roman" officeooo:paragraph-rsid="0011b18d"/>
    </style:style>
    <style:style style:name="P5" style:family="paragraph" style:parent-style-name="Text_20_body">
      <style:text-properties officeooo:rsid="00136422" officeooo:paragraph-rsid="00136422"/>
    </style:style>
    <style:style style:name="P6" style:family="paragraph" style:parent-style-name="Heading_20_1">
      <style:text-properties officeooo:rsid="00136422" officeooo:paragraph-rsid="00136422"/>
    </style:style>
    <style:style style:name="T1" style:family="text">
      <style:text-properties officeooo:rsid="0011b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roup Number: xx</text:h>
      <text:p text:style-name="P5">Participants:</text:p>
      <text:p text:style-name="P5">- </text:p>
      <text:p text:style-name="P5">- </text:p>
      <text:p text:style-name="P5">-</text:p>
      <text:h text:style-name="Heading_20_1" text:outline-level="1">Exercise 0: Theory (Homework)</text:h>
      <text:p text:style-name="P2">1. What is the problem of inverse kinematics and why is it hard?</text:p>
      <text:p text:style-name="Standard"/>
      <text:p text:style-name="P1"/>
      <text:p text:style-name="P1"/>
      <text:p text:style-name="P3">2. Explain the function of the Jacobian J.</text:p>
      <text:p text:style-name="P1"/>
      <text:p text:style-name="P1"/>
      <text:p text:style-name="Standard"/>
      <text:p text:style-name="P2">3. How can we satisfy more than one constraint at once?</text:p>
      <text:p text:style-name="Standard"/>
      <text:p text:style-name="Standard"/>
      <text:p text:style-name="Standard"/>
      <text:p text:style-name="Standard"/>
      <text:h text:style-name="Heading_20_1" text:outline-level="1">Compare the <text:span text:style-name="T1">results of </text:span>Ex. 3 and Ex. 4:</text:h>
      <text:p text:style-name="P4">1. Do you see differences in the computed IK solutions?</text:p>
      <text:p text:style-name="P4"/>
      <text:p text:style-name="P4"/>
      <text:p text:style-name="P4">2. Can you explain what you observ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4:31:34.383489380</meta:creation-date>
    <dc:date>2025-05-21T10:43:18.626870338</dc:date>
    <meta:editing-duration>PT2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9" meta:character-count="354" meta:non-whitespace-character-count="295"/>
  </office:meta>
</office:document-meta>
</file>